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0xProto Nerd Font" svg:font-family="'0xProto Nerd Font'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loext:opacity="0%" style:font-name="0xProto Nerd Font" fo:font-size="3pt" fo:font-weight="normal" officeooo:rsid="0140a965" officeooo:paragraph-rsid="00114970" style:font-size-asian="3pt" style:font-weight-asian="normal" style:font-size-complex="3pt" style:font-weight-complex="normal"/>
    </style:style>
    <style:style style:name="P2" style:family="paragraph" style:parent-style-name="Standard">
      <style:text-properties style:use-window-font-color="true" loext:opacity="0%" style:font-name="0xProto Nerd Font" fo:font-size="3pt" fo:font-weight="normal" officeooo:rsid="00114970" officeooo:paragraph-rsid="00114970" style:font-size-asian="3pt" style:font-weight-asian="normal" style:font-size-complex="3pt" style:font-weight-complex="normal"/>
    </style:style>
    <style:style style:name="P3" style:family="paragraph" style:parent-style-name="Standard">
      <style:text-properties style:font-name="0xProto Nerd Font" fo:font-size="3pt" officeooo:rsid="00114970" officeooo:paragraph-rsid="00114970" style:font-size-asian="3pt" style:font-size-complex="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thleta</text:p>
      <text:p text:style-name="P1">Banna Republic</text:p>
      <text:p text:style-name="P2">GAP</text:p>
      <text:p text:style-name="P1">Old Navy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0xProto Nerd Font" svg:font-family="'0xProto Nerd Font'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8T16:20:00.524527417</meta:creation-date>
    <dc:date>2024-02-08T16:21:36.770662914</dc:date>
    <meta:editing-duration>PT1M36S</meta:editing-duration>
    <meta:editing-cycles>1</meta:editing-cycles>
    <meta:generator>LibreOffice/7.6.4.1$Linux_X86_64 LibreOffice_project/60$Build-1</meta:generator>
    <meta:document-statistic meta:table-count="0" meta:image-count="0" meta:object-count="0" meta:page-count="1" meta:paragraph-count="4" meta:word-count="6" meta:character-count="32" meta:non-whitespace-character-count="30"/>
  </office:meta>
</office:document-meta>
</file>